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loext:fill-use-slide-background="false" draw:textarea-horizontal-align="justify" draw:textarea-vertical-align="middle" draw:auto-grow-height="false" fo:min-height="19.117cm" fo:min-width="7.754cm"/>
    </style:style>
    <style:style style:name="gr2" style:family="graphic" style:parent-style-name="standard">
      <style:graphic-properties draw:textarea-horizontal-align="justify" draw:textarea-vertical-align="top" draw:auto-grow-height="false" fo:min-height="8.958cm" fo:min-width="7.12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7.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6.735cm" fo:min-width="7.1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T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4cm" svg:height="19.367cm" svg:x="7.668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1cm" svg:height="9.208cm" svg:x="7.984cm" svg:y="7.984cm">
          <text:p text:style-name="P2"><text:span text:style-name="T1">Header</text:span></text:p>
          <text:p text:style-name="P2">SymmetricKey</text:p>
          <text:p text:style-name="P2">Salt</text:p>
          <text:p text:style-name="P2">InputSource</text:p>
          <text:p text:style-name="P2">CreateDate</text:p>
          <text:p text:style-name="P2">OriginalFileName</text:p>
          <text:p text:style-name="P2">OriginalFileDate</text:p>
          <text:p text:style-name="P2">ToName</text:p>
          <text:p text:style-name="P2">FromName</text:p>
          <text:p text:style-name="P2">SenderSig</text:p>
          <text:p text:style-name="P2">HdrVer</text:p>
          <text:p text:style-name="P2">Payload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62cm" svg:height="1.905cm" svg:x="7.984cm" svg:y="5.761cm">
          <text:p text:style-name="P2"><text:span text:style-name="T1">Header Length</text:span></text:p>
          <text:p text:style-name="P2">2 Bytes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4.353cm" svg:height="1.517cm" draw:transform="rotate (1.58406082911005) translate (6.193cm 22.324cm)">
          <draw:text-box>
            <text:p text:style-name="P4">Bundle – Combined Stream</text:p>
          </draw:text-box>
        </draw:frame>
        <draw:custom-shape draw:style-name="gr5" draw:text-style-name="P2" draw:layer="layout" svg:width="7.621cm" svg:height="6.985cm" svg:x="7.984cm" svg:y="17.51cm">
          <text:p text:style-name="P2"><text:span text:style-name="T1">Payloa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256cm" svg:height="0.962cm" svg:x="8.937cm" svg:y="4.365cm">
          <draw:text-box>
            <text:p>SomeFile.bcom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b2b2b2" draw:end-color="#ffd7d7" draw:start-intensity="100%" draw:end-intensity="100%" draw:angle="30deg" draw:border="0%"/>
    <draw:gradient draw:name="Gradient_20_2" draw:display-name="Gradient 2" draw:style="linear" draw:start-color="#b2b2b2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2:06:11.727851263</meta:creation-date>
    <dc:date>2023-11-22T22:38:28.961376668</dc:date>
    <meta:editing-duration>PT32M16S</meta:editing-duration>
    <meta:editing-cycles>2</meta:editing-cycles>
    <meta:generator>LibreOffice/7.5.8.2$MacOSX_AARCH64 LibreOffice_project/f718d63693263970429a68f568db6046aaa9df01</meta:generator>
    <meta:document-statistic meta:object-count="6"/>
  </office:meta>
</office:document-meta>
</file>